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Text_20_body">
      <style:paragraph-properties fo:line-height="150%" fo:text-align="justify" style:justify-single-word="false"/>
      <style:text-properties style:font-name="Arial" fo:font-size="12pt" officeooo:rsid="00187e3e" officeooo:paragraph-rsid="00187e3e" style:font-size-asian="12pt" style:font-size-complex="12pt"/>
    </style:style>
    <style:style style:name="P3" style:family="paragraph" style:parent-style-name="Text_20_body">
      <style:paragraph-properties fo:line-height="150%" fo:text-align="justify" style:justify-single-word="false"/>
      <style:text-properties style:font-name="Arial" fo:font-size="12pt" officeooo:rsid="001a6b79" officeooo:paragraph-rsid="001a6b79" style:font-size-asian="12pt" style:font-size-complex="12pt"/>
    </style:style>
    <style:style style:name="P4" style:family="paragraph" style:parent-style-name="Text_20_body" style:list-style-name="L1">
      <style:paragraph-properties fo:line-height="150%" fo:text-align="justify" style:justify-single-word="false"/>
      <style:text-properties officeooo:paragraph-rsid="001a6b79"/>
    </style:style>
    <style:style style:name="P5" style:family="paragraph" style:parent-style-name="Text_20_body" style:list-style-name="L1">
      <style:paragraph-properties fo:line-height="150%" fo:text-align="justify" style:justify-single-word="false"/>
      <style:text-properties officeooo:rsid="001a6b79" officeooo:paragraph-rsid="001a6b79"/>
    </style:style>
    <style:style style:name="P6" style:family="paragraph" style:parent-style-name="Text_20_body" style:list-style-name="L1">
      <style:paragraph-properties fo:line-height="150%" fo:text-align="justify" style:justify-single-word="false"/>
      <style:text-properties officeooo:rsid="001b9391" officeooo:paragraph-rsid="001b9391"/>
    </style:style>
    <style:style style:name="P7" style:family="paragraph" style:parent-style-name="Text_20_body" style:list-style-name="L1">
      <style:paragraph-properties fo:line-height="150%" fo:text-align="justify" style:justify-single-word="false"/>
      <style:text-properties officeooo:rsid="001b9391" officeooo:paragraph-rsid="001d2277"/>
    </style:style>
    <style:style style:name="P8" style:family="paragraph" style:parent-style-name="Text_20_body">
      <style:paragraph-properties fo:line-height="150%" fo:text-align="justify" style:justify-single-word="false"/>
      <style:text-properties officeooo:rsid="001b9391" officeooo:paragraph-rsid="001b9391"/>
    </style:style>
    <style:style style:name="P9" style:family="paragraph" style:parent-style-name="Text_20_body" style:list-style-name="L1">
      <style:paragraph-properties fo:line-height="150%" fo:text-align="justify" style:justify-single-word="false"/>
      <style:text-properties officeooo:rsid="001d2277" officeooo:paragraph-rsid="001d2277"/>
    </style:style>
    <style:style style:name="P10" style:family="paragraph" style:parent-style-name="Text_20_body">
      <style:paragraph-properties fo:line-height="150%" fo:text-align="justify" style:justify-single-word="false"/>
      <style:text-properties officeooo:rsid="001d2277" officeooo:paragraph-rsid="001d2277"/>
    </style:style>
    <style:style style:name="P11" style:family="paragraph" style:parent-style-name="Heading_20_2">
      <style:paragraph-properties fo:text-align="center" style:justify-single-word="false"/>
      <style:text-properties style:font-name="Arial"/>
    </style:style>
    <style:style style:name="T1" style:family="text">
      <style:text-properties officeooo:rsid="001a6b79"/>
    </style:style>
    <style:style style:name="T2" style:family="text">
      <style:text-properties style:font-name="Arial" fo:font-size="12pt" style:font-size-asian="12pt" style:font-size-complex="12pt"/>
    </style:style>
    <style:style style:name="T3" style:family="text">
      <style:text-properties style:font-name="Arial" fo:font-size="12pt" officeooo:rsid="001a6b79" style:font-size-asian="12pt" style:font-size-complex="12pt"/>
    </style:style>
    <style:style style:name="T4" style:family="text">
      <style:text-properties style:font-name="Arial" fo:font-size="12pt" officeooo:rsid="001d2277" style:font-size-asian="12pt" style:font-size-complex="12pt"/>
    </style:style>
    <style:style style:name="T5" style:family="text">
      <style:text-properties officeooo:rsid="001b93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Ámbitos del proyecto “League control”</text:h>
      <text:p text:style-name="Normal">La creación de este proyecto tiene la finalidad de facilitar a las organizaciones encargadas de administrar una liga de futbol <text:span text:style-name="T5">realizar sus labores</text:span>, por lo que se busca tener una base de datos en la cual el propietario o presidente de dicha liga de futbol pueda registrar los datos y estadísticas de cada equipo y jugador. Dichas estadísticas son: goles, asistencias, tarjetas amarillas y tarjetas rojas</text:p>
      <text:p text:style-name="Normal">Otra característica de este software es que se busca que tanto el presidente de la liga como los capitanes tengan acceso a la información en cualquier momento, esto con el fin de poder saber la posición de algún equipo en la tabla o de algún jugador en la pelea por ser el máximo anotador. Es necesario destacar que dicha información solo podrá ser manipulada por el presidente de la liga o personas autorizadas, por lo que se implementara una interfaz de invitado para toda aquella persona que desee consultar los resultados (los invitados no podrán modificar ningún dato dentro de la tabla<text:span text:style-name="T5">)</text:span>.</text:p>
      <text:h text:style-name="P11" text:outline-level="2">Interfaz de DBA</text:h>
      <text:p text:style-name="P2">El software contará con una in<text:span text:style-name="T1">terfaz de administrador de base de datos en la que la persona encargada de la liga de futbol accederá mediante un usuario y contraseña, de esta manera podrá realizar la parte correspondiente a el registro de los equipos, registro de resultados, registro de goles, asistencias.</text:span></text:p>
      <text:p text:style-name="P3">El registro de equipos incluye:</text:p>
      <text:list xml:id="list1253546169" text:style-name="L1">
        <text:list-item>
          <text:p text:style-name="P4"><text:span text:style-name="T3">Registro del nombre del equipo.</text:span></text:p>
        </text:list-item>
        <text:list-item>
          <text:p text:style-name="P5"><text:span text:style-name="T2">Registro del nombre de los jugadores(con número dorsal).</text:span></text:p>
        </text:list-item>
        <text:list-item>
          <text:p text:style-name="P5"><text:span text:style-name="T2">Registro del nombre del capitán del equipo.</text:span></text:p>
        </text:list-item>
        <text:list-item>
          <text:p text:style-name="P9"><text:span text:style-name="T2">Registro de la edad de los jugadores.</text:span></text:p>
        </text:list-item>
        <text:list-item>
          <text:p text:style-name="P9"><text:span text:style-name="T2">Registro de la división(varonil/femenil).</text:span></text:p>
        </text:list-item>
      </text:list>
      <text:p text:style-name="P10"><text:span text:style-name="T2">El registro de estadísticas incluye:</text:span></text:p>
      <text:list xml:id="list232359345357067" text:continue-numbering="true" text:style-name="L1">
        <text:list-item>
          <text:p text:style-name="P6"><text:soft-page-break/><text:span text:style-name="T2">Registro de resultados de partidos.</text:span></text:p>
        </text:list-item>
        <text:list-item>
          <text:p text:style-name="P7"><text:span text:style-name="T2">Registro de goles </text:span><text:span text:style-name="T4">(añadiendo los datos al jugador)</text:span><text:span text:style-name="T2">.</text:span></text:p>
        </text:list-item>
        <text:list-item>
          <text:p text:style-name="P7"><text:span text:style-name="T4">Registro de</text:span><text:span text:style-name="T2"> asistencias </text:span><text:span text:style-name="T4">(añadiendo los datos al jugador)</text:span><text:span text:style-name="T2">.</text:span></text:p>
        </text:list-item>
        <text:list-item>
          <text:p text:style-name="P6"><text:span text:style-name="T2">Registro de tarjetas amarillas y rojas.</text:span></text:p>
        </text:list-item>
      </text:list>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line-height="200%" fo:text-align="center" style:justify-single-word="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Normal" style:family="paragraph">
      <style:paragraph-properties fo:line-height="150%" fo:text-align="justify" style:justify-single-word="false" fo:hyphenation-ladder-count="no-limit"/>
      <style:text-properties style:font-name="Arial" fo:font-family="Arial" style:font-family-generic="swiss" style:font-pitch="variable" fo:font-size="12pt" style:font-size-asian="12pt" fo:hyphenate="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Arial" fo:font-family="Arial"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dc:title/>
    <dc:description/>
    <dc:subject/>
    <meta:initial-creator>Ivan Bustamante</meta:initial-creator>
    <meta:creation-date>2021-10-21T01:15:00Z</meta:creation-date>
    <dc:date>2021-10-20T23:23:58.596000000</dc:date>
    <meta:editing-cycles>2</meta:editing-cycles>
    <meta:editing-duration>PT16M8S</meta:editing-duration>
    <meta:document-statistic meta:table-count="0" meta:image-count="0" meta:object-count="0" meta:page-count="2" meta:paragraph-count="16" meta:word-count="303" meta:character-count="1820" meta:non-whitespace-character-count="1542"/>
    <meta:template xlink:type="simple" xlink:actuate="onRequest" xlink:title="" xlink:href="Normal"/>
  </office:meta>
</office:document-meta>
</file>